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paragraph-properties fo:margin-top="0in" fo:margin-bottom="0.1965in" style:contextual-spacing="false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paragraph-properties fo:margin-top="0in" fo:margin-bottom="0.1965in" style:contextual-spacing="false"/>
    </style:style>
    <style:style style:name="P4" style:family="paragraph" style:parent-style-name="Preformatted_20_Text" style:list-style-name="L4"/>
    <style:style style:name="P5" style:family="paragraph" style:parent-style-name="Preformatted_20_Text" style:list-style-name="L4">
      <style:paragraph-properties fo:margin-top="0in" fo:margin-bottom="0.1965in" style:contextual-spacing="false"/>
    </style:style>
    <style:style style:name="P6" style:family="paragraph" style:parent-style-name="Preformatted_20_Text" style:list-style-name="L6"/>
    <style:style style:name="P7" style:family="paragraph" style:parent-style-name="Preformatted_20_Text" style:list-style-name="L6">
      <style:paragraph-properties fo:margin-top="0in" fo:margin-bottom="0.1965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lles klar — ich schreibe dir jetzt eine <text:span text:style-name="Strong_20_Emphasis">Schritt-für-Schritt ToDo-Liste</text:span>, so dass du <text:span text:style-name="Strong_20_Emphasis">offline</text:span> immer zu 100 % weißt, was als Nächstes kommt und in welcher Datei du es umsetzen musst.<text:line-break/>Ich gehe streng nach der Verantwortungskette vor, damit du nicht durcheinanderkommst.</text:p>
      <text:p text:style-name="Horizontal_20_Line"/>
      <text:h text:style-name="Heading_20_2" text:outline-level="2"><text:span text:style-name="Strong_20_Emphasis">🔹 Schritt-für-Schritt ToDo – Account-System</text:span></text:h>
      <text:p text:style-name="Horizontal_20_Line"/>
      <text:h text:style-name="Heading_20_3" text:outline-level="3"><text:span text:style-name="Strong_20_Emphasis">1️⃣ models.py – Datengerüste bauen</text:span></text:h>
      <text:p text:style-name="Text_20_body"><text:span text:style-name="Strong_20_Emphasis">Ziel:</text:span> Nur die Strukturen der Daten definieren. Keine Logik, kein Laden, kein Speichern.</text:p>
      <text:p text:style-name="Text_20_body"><text:span text:style-name="Strong_20_Emphasis">ToDo:</text:span></text:p>
      <text:list text:style-name="L1">
        <text:list-item>
          <text:p text:style-name="P8">Import:</text:p>
          <text:p text:style-name="P1"><text:span text:style-name="Source_20_Text">from dataclasses import dataclass</text:span></text:p>
        </text:list-item>
        <text:list-item>
          <text:p text:style-name="P8">Drei <text:span text:style-name="Source_20_Text">dataclass</text:span>-Definitionen erstellen:</text:p>
          <text:list>
            <text:list-item>
              <text:p text:style-name="P8"><text:span text:style-name="Strong_20_Emphasis"><text:span text:style-name="Source_20_Text">AccountMeta</text:span></text:span> → <text:span text:style-name="Source_20_Text">id</text:span>, <text:span text:style-name="Source_20_Text">name</text:span>, <text:span text:style-name="Source_20_Text">path</text:span></text:p>
            </text:list-item>
            <text:list-item>
              <text:p text:style-name="P8"><text:span text:style-name="Strong_20_Emphasis"><text:span text:style-name="Source_20_Text">AccountData</text:span></text:span> → Alle inhaltlichen Accountdaten (SMTP, Schlüssel, Filter, etc.)</text:p>
            </text:list-item>
            <text:list-item>
              <text:p text:style-name="P8"><text:span text:style-name="Strong_20_Emphasis"><text:span text:style-name="Source_20_Text">AccountFiles</text:span></text:span> → Pfade innerhalb eines Accounts (Pfad zu accountData.json, Pfad zu Logs, etc.)</text:p>
            </text:list-item>
          </text:list>
        </text:list-item>
        <text:list-item>
          <text:p text:style-name="P8"><text:span text:style-name="Strong_20_Emphasis">Achtung:</text:span> Hier niemals <text:span text:style-name="Source_20_Text">open()</text:span> oder <text:span text:style-name="Source_20_Text">json.load()</text:span> verwenden.</text:p>
        </text:list-item>
      </text:list>
      <text:p text:style-name="Horizontal_20_Line"/>
      <text:h text:style-name="Heading_20_3" text:outline-level="3"><text:span text:style-name="Strong_20_Emphasis">2️⃣ exceptions.py – Eigene Fehlerarten</text:span></text:h>
      <text:p text:style-name="Text_20_body"><text:span text:style-name="Strong_20_Emphasis">Ziel:</text:span> Eindeutige Fehlermeldungen, damit du beim Debuggen sofort weißt, was schief lief.</text:p>
      <text:p text:style-name="Text_20_body"><text:span text:style-name="Strong_20_Emphasis">ToDo:</text:span></text:p>
      <text:list text:style-name="L2">
        <text:list-item>
          <text:p text:style-name="P9">Jede Exception ist eine eigene Klasse, z. B.:</text:p>
          <text:p text:style-name="P2"><text:span text:style-name="Source_20_Text">class AccountNotFoundError(Exception):</text:span></text:p>
          <text:p text:style-name="P3"><text:span text:style-name="Source_20_Text"><text:s text:c="4"/>pass</text:span></text:p>
        </text:list-item>
        <text:list-item>
          <text:p text:style-name="P9">Benötigte Exceptions:</text:p>
          <text:list>
            <text:list-item>
              <text:p text:style-name="P9">Account nicht gefunden</text:p>
            </text:list-item>
            <text:list-item>
              <text:p text:style-name="P9">Account existiert bereits</text:p>
            </text:list-item>
            <text:list-item>
              <text:p text:style-name="P9">Account-Limit erreicht</text:p>
            </text:list-item>
            <text:list-item>
              <text:p text:style-name="P9">Ungültige Account-Daten</text:p>
            </text:list-item>
          </text:list>
        </text:list-item>
        <text:list-item>
          <text:p text:style-name="P9">Keine Logik in diesen Klassen – nur Namen und evtl. Custom-Nachricht.</text:p>
        </text:list-item>
      </text:list>
      <text:p text:style-name="Horizontal_20_Line"><text:soft-page-break/></text:p>
      <text:h text:style-name="Heading_20_3" text:outline-level="3"><text:span text:style-name="Strong_20_Emphasis">3️⃣ paths_manager.py – Pfadverwaltung</text:span></text:h>
      <text:p text:style-name="Text_20_body"><text:span text:style-name="Strong_20_Emphasis">Ziel:</text:span> Einziger Ort, der <text:span text:style-name="Source_20_Text">accountPaths.json</text:span> liest/schreibt.</text:p>
      <text:p text:style-name="Text_20_body"><text:span text:style-name="Strong_20_Emphasis">ToDo:</text:span></text:p>
      <text:list text:style-name="L3">
        <text:list-item>
          <text:p text:style-name="P10">Methoden erstellen:</text:p>
          <text:list>
            <text:list-item>
              <text:p text:style-name="P10"><text:span text:style-name="Source_20_Text">load_paths()</text:span> → gibt alle Accountpfade zurück</text:p>
            </text:list-item>
            <text:list-item>
              <text:p text:style-name="P10"><text:span text:style-name="Source_20_Text">add_path(account_meta: AccountMeta)</text:span> → neuen Account eintragen</text:p>
            </text:list-item>
            <text:list-item>
              <text:p text:style-name="P10"><text:span text:style-name="Source_20_Text">remove_path(account_id)</text:span> → Account austragen</text:p>
            </text:list-item>
            <text:list-item>
              <text:p text:style-name="P10"><text:span text:style-name="Source_20_Text">get_path(account_id)</text:span> → Pfad eines Accounts holen</text:p>
            </text:list-item>
            <text:list-item>
              <text:p text:style-name="P10"><text:span text:style-name="Source_20_Text">list_paths()</text:span> → alle Accounts auflisten</text:p>
            </text:list-item>
          </text:list>
        </text:list-item>
        <text:list-item>
          <text:p text:style-name="P10"><text:span text:style-name="Strong_20_Emphasis">Achtung:</text:span></text:p>
          <text:list>
            <text:list-item>
              <text:p text:style-name="P10">Hier <text:span text:style-name="Strong_20_Emphasis">keine</text:span> <text:span text:style-name="Source_20_Text">AccountData</text:span> laden!</text:p>
            </text:list-item>
            <text:list-item>
              <text:p text:style-name="P10">Nur <text:span text:style-name="Source_20_Text">accountPaths.json</text:span> bearbeiten.</text:p>
            </text:list-item>
          </text:list>
        </text:list-item>
      </text:list>
      <text:p text:style-name="Horizontal_20_Line"/>
      <text:h text:style-name="Heading_20_3" text:outline-level="3"><text:span text:style-name="Strong_20_Emphasis">4️⃣ repository.py – Daten für einen Account</text:span></text:h>
      <text:p text:style-name="Text_20_body"><text:span text:style-name="Strong_20_Emphasis">Ziel:</text:span> Arbeitet mit <text:span text:style-name="Strong_20_Emphasis">einem einzelnen Account</text:span> und verwandelt JSON &lt;-&gt; Dataclasses.</text:p>
      <text:p text:style-name="Text_20_body"><text:span text:style-name="Strong_20_Emphasis">ToDo (Laden):</text:span></text:p>
      <text:list text:style-name="L4">
        <text:list-item>
          <text:p text:style-name="P11">Pfad vom <text:span text:style-name="Source_20_Text">paths_manager.py</text:span> holen (<text:span text:style-name="Source_20_Text">get_path</text:span>)</text:p>
        </text:list-item>
        <text:list-item>
          <text:p text:style-name="P11"><text:span text:style-name="Source_20_Text">accountData.json</text:span> öffnen (<text:span text:style-name="Source_20_Text">open(path)</text:span> + <text:span text:style-name="Source_20_Text">json.load()</text:span>)</text:p>
        </text:list-item>
        <text:list-item>
          <text:p text:style-name="P11">Dictionary-Daten in <text:span text:style-name="Source_20_Text">AccountData</text:span> umwandeln:</text:p>
          <text:p text:style-name="P4"><text:span text:style-name="Source_20_Text">from dataclasses import asdict</text:span></text:p>
          <text:p text:style-name="P5"><text:span text:style-name="Source_20_Text">account_data = AccountData(**data_dict)</text:span></text:p>
        </text:list-item>
        <text:list-item>
          <text:p text:style-name="P11">Falls nötig: <text:span text:style-name="Source_20_Text">AccountMeta</text:span> + <text:span text:style-name="Source_20_Text">AccountFiles</text:span> ebenfalls instanziieren</text:p>
        </text:list-item>
        <text:list-item>
          <text:p text:style-name="P11">Ergebnis an <text:span text:style-name="Source_20_Text">manager.py</text:span> zurückgeben</text:p>
        </text:list-item>
      </text:list>
      <text:p text:style-name="Text_20_body"><text:span text:style-name="Strong_20_Emphasis">ToDo (Speichern):</text:span></text:p>
      <text:list text:style-name="L5">
        <text:list-item>
          <text:p text:style-name="P12"><text:span text:style-name="Source_20_Text">AccountData</text:span>-Instanz von <text:span text:style-name="Source_20_Text">manager.py</text:span> bekommen</text:p>
        </text:list-item>
        <text:list-item>
          <text:p text:style-name="P12">Mit <text:span text:style-name="Source_20_Text">asdict()</text:span> in dict umwandeln</text:p>
        </text:list-item>
        <text:list-item>
          <text:p text:style-name="P12">Mit <text:span text:style-name="Source_20_Text">json.dump()</text:span> in Datei schreiben</text:p>
        </text:list-item>
      </text:list>
      <text:p text:style-name="Horizontal_20_Line"/>
      <text:h text:style-name="Heading_20_3" text:outline-level="3"><text:soft-page-break/><text:span text:style-name="Strong_20_Emphasis">5️⃣ interface.py – Schnittstelle festlegen</text:span></text:h>
      <text:p text:style-name="Text_20_body"><text:span text:style-name="Strong_20_Emphasis">Ziel:</text:span> <text:span text:style-name="Source_20_Text">manager.py</text:span> arbeitet nur gegen ein festes Interface, nicht direkt gegen die Implementierung.</text:p>
      <text:p text:style-name="Text_20_body"><text:span text:style-name="Strong_20_Emphasis">ToDo:</text:span></text:p>
      <text:list text:style-name="L6">
        <text:list-item>
          <text:p text:style-name="P13"><text:span text:style-name="Source_20_Text">from typing import Protocol</text:span> importieren</text:p>
        </text:list-item>
        <text:list-item>
          <text:p text:style-name="P13">Klasse definieren:</text:p>
          <text:p text:style-name="P6"><text:span text:style-name="Source_20_Text">class AccountRepository(Protocol):</text:span></text:p>
          <text:p text:style-name="P6"><text:span text:style-name="Source_20_Text"><text:s text:c="4"/>def get_account(self, account_id: int) -&gt; AccountData: ...</text:span></text:p>
          <text:p text:style-name="P6"><text:span text:style-name="Source_20_Text"><text:s text:c="4"/>def list_accounts(self) -&gt; list[AccountMeta]: ...</text:span></text:p>
          <text:p text:style-name="P6"><text:span text:style-name="Source_20_Text"><text:s text:c="4"/>def create_account(self, data: AccountData) -&gt; None: ...</text:span></text:p>
          <text:p text:style-name="P7"><text:span text:style-name="Source_20_Text"><text:s text:c="4"/>def update_account(self, account_id: int, data: AccountData) -&gt; None: ...</text:span></text:p>
        </text:list-item>
        <text:list-item>
          <text:p text:style-name="P13">Keine Implementierungen in dieser Datei – nur Methodensignaturen.</text:p>
        </text:list-item>
      </text:list>
      <text:p text:style-name="Horizontal_20_Line"/>
      <text:h text:style-name="Heading_20_3" text:outline-level="3"><text:span text:style-name="Strong_20_Emphasis">6️⃣ manager.py – Zentrale Steuerung</text:span></text:h>
      <text:p text:style-name="Text_20_body"><text:span text:style-name="Strong_20_Emphasis">Ziel:</text:span> Entgegennahme der Befehle von <text:span text:style-name="Source_20_Text">main.py</text:span> und Koordination der restlichen Module.</text:p>
      <text:p text:style-name="Text_20_body"><text:span text:style-name="Strong_20_Emphasis">ToDo:</text:span></text:p>
      <text:list text:style-name="L7">
        <text:list-item>
          <text:p text:style-name="P14">Methoden definieren:</text:p>
          <text:list>
            <text:list-item>
              <text:p text:style-name="P14"><text:span text:style-name="Source_20_Text">create_account()</text:span> → fragt Daten vom Benutzer ab, ruft <text:span text:style-name="Source_20_Text">repository.create_account()</text:span> auf, trägt Pfad in <text:span text:style-name="Source_20_Text">paths_manager</text:span> ein</text:p>
            </text:list-item>
            <text:list-item>
              <text:p text:style-name="P14"><text:span text:style-name="Source_20_Text">load_account(account_id)</text:span> → ruft <text:span text:style-name="Source_20_Text">repository.get_account()</text:span> auf</text:p>
            </text:list-item>
            <text:list-item>
              <text:p text:style-name="P14"><text:span text:style-name="Source_20_Text">update_account()</text:span> → ruft <text:span text:style-name="Source_20_Text">repository.update_account()</text:span> auf</text:p>
            </text:list-item>
            <text:list-item>
              <text:p text:style-name="P14"><text:span text:style-name="Source_20_Text">remove_account()</text:span> → entfernt Account aus Pfaden und löscht Ordner</text:p>
            </text:list-item>
          </text:list>
        </text:list-item>
        <text:list-item>
          <text:p text:style-name="P14">Fehlerbehandlung mit <text:span text:style-name="Source_20_Text">exceptions.py</text:span></text:p>
        </text:list-item>
        <text:list-item>
          <text:p text:style-name="P14">Keine JSON-Zugriffe direkt hier – immer über <text:span text:style-name="Source_20_Text">repository.py</text:span> oder <text:span text:style-name="Source_20_Text">paths_manager.py</text:span>.</text:p>
        </text:list-item>
      </text:list>
      <text:p text:style-name="Horizontal_20_Line"/>
      <text:h text:style-name="Heading_20_3" text:outline-level="3"><text:span text:style-name="Strong_20_Emphasis">7️⃣ main.py – Einstiegspunkt</text:span></text:h>
      <text:p text:style-name="Text_20_body"><text:span text:style-name="Strong_20_Emphasis">Ziel:</text:span> Verbindung zwischen Benutzer (CLI/GUI) und <text:span text:style-name="Source_20_Text">manager.py</text:span>.</text:p>
      <text:p text:style-name="Text_20_body"><text:span text:style-name="Strong_20_Emphasis">ToDo:</text:span></text:p>
      <text:list text:style-name="L8">
        <text:list-item>
          <text:p text:style-name="P15">Argumente per <text:span text:style-name="Source_20_Text">argparse</text:span> einlesen</text:p>
        </text:list-item>
        <text:list-item>
          <text:p text:style-name="P15">Entsprechende Methoden im <text:span text:style-name="Source_20_Text">manager.py</text:span> aufrufen</text:p>
        </text:list-item>
        <text:list-item>
          <text:p text:style-name="P15">Keine Business-Logik, kein JSON-Handling.</text:p>
        </text:list-item>
      </text:list>
      <text:p text:style-name="Horizontal_20_Line"><text:soft-page-break/></text:p>
      <text:h text:style-name="Heading_20_2" text:outline-level="2"><text:span text:style-name="Strong_20_Emphasis">🚀 Reihenfolge zum Implementieren</text:span></text:h>
      <text:list text:style-name="L9">
        <text:list-item>
          <text:p text:style-name="P16"><text:span text:style-name="Strong_20_Emphasis">models.py</text:span> – Datengerüste fertigstellen</text:p>
        </text:list-item>
        <text:list-item>
          <text:p text:style-name="P16"><text:span text:style-name="Strong_20_Emphasis">exceptions.py</text:span> – Fehlerklassen anlegen</text:p>
        </text:list-item>
        <text:list-item>
          <text:p text:style-name="P16"><text:span text:style-name="Strong_20_Emphasis">paths_manager.py</text:span> – Pfadverwaltung umsetzen</text:p>
        </text:list-item>
        <text:list-item>
          <text:p text:style-name="P16"><text:span text:style-name="Strong_20_Emphasis">repository.py</text:span> – Laden/Speichern eines Accounts implementieren</text:p>
        </text:list-item>
        <text:list-item>
          <text:p text:style-name="P16"><text:span text:style-name="Strong_20_Emphasis">interface.py</text:span> – Schnittstelle definieren</text:p>
        </text:list-item>
        <text:list-item>
          <text:p text:style-name="P16"><text:span text:style-name="Strong_20_Emphasis">manager.py</text:span> – Zentrale Steuerung umsetzen</text:p>
        </text:list-item>
        <text:list-item>
          <text:p text:style-name="P16"><text:span text:style-name="Strong_20_Emphasis">main.py</text:span> – CLI-Anbindung bauen</text:p>
        </text:list-item>
      </text:list>
      <text:p text:style-name="Horizontal_20_Line"/>
      <text:p text:style-name="Text_20_body">💡 Damit hättest du eine <text:span text:style-name="Strong_20_Emphasis">klare Offline-Roadmap</text:span>, bei der jede Datei nur genau ihre Aufgabe erfüllt und keine Logik vermischt wird.<text:line-break/>Wenn du willst, kann ich dir diese Liste noch <text:span text:style-name="Strong_20_Emphasis">als nummerierte Mindmap mit Pfeilen</text:span> umsetzen, damit du auch visuell Schritt für Schritt folgen kannst.</text:p>
      <text:p text:style-name="Text_20_body">Möchtest du, dass ich das in einer Mindmap darstelle?<text:line-break/>So hättest du eine visuelle Offline-Version deines ToDo-Plan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09:38:07.703589327</meta:creation-date>
    <dc:date>2025-08-09T09:38:17.902063957</dc:date>
    <meta:editing-duration>PT10S</meta:editing-duration>
    <meta:editing-cycles>1</meta:editing-cycles>
    <meta:document-statistic meta:table-count="0" meta:image-count="0" meta:object-count="0" meta:page-count="4" meta:paragraph-count="87" meta:word-count="559" meta:character-count="4243" meta:non-whitespace-character-count="3782"/>
    <meta:generator>LibreOffice/24.2.7.2$Linux_X86_64 LibreOffice_project/420$Build-2</meta:generator>
  </office:meta>
</office:document-meta>
</file>